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🧰 <text:span text:style-name="Strong_20_Emphasis">Main Components</text:span></text:h>
      <text:h text:style-name="Heading_20_3" text:outline-level="3">2. <text:span text:style-name="Strong_20_Emphasis">Text Preprocessing</text:span></text:h>
      <text:list xml:id="list3597573668" text:style-name="L1">
        <text:list-item>
          <text:p text:style-name="P1">Load captions and map them to image IDs.</text:p>
        </text:list-item>
        <text:list-item>
          <text:p text:style-name="P1">Clean captions: lowercasing, punctuation removal, tokenization using <text:span text:style-name="Source_20_Text">RegexpTokenizer</text:span>.</text:p>
        </text:list-item>
        <text:list-item>
          <text:p text:style-name="P1">Add <text:span text:style-name="Source_20_Text">&lt;start&gt;</text:span> and <text:span text:style-name="Source_20_Text">&lt;end&gt;</text:span> tokens implicitly via <text:span text:style-name="Source_20_Text">startseq</text:span> and <text:span text:style-name="Source_20_Text">endseq</text:span>.</text:p>
        </text:list-item>
      </text:list>
      <text:h text:style-name="Heading_20_3" text:outline-level="3">3. <text:span text:style-name="Strong_20_Emphasis">Vocabulary Building</text:span></text:h>
      <text:list xml:id="list2384223912" text:style-name="L2">
        <text:list-item>
          <text:p text:style-name="P2"><text:span text:style-name="Source_20_Text">Tokenizer</text:span> from Keras builds the word index.</text:p>
        </text:list-item>
        <text:list-item>
          <text:p text:style-name="P2">Saves tokenizer using <text:span text:style-name="Source_20_Text">pickle</text:span> for reuse.</text:p>
        </text:list-item>
      </text:list>
      <text:p text:style-name="Horizontal_20_Line"/>
      <text:h text:style-name="Heading_20_3" text:outline-level="3">4. <text:span text:style-name="Strong_20_Emphasis">Image Feature Extraction</text:span></text:h>
      <text:list xml:id="list1750320392" text:style-name="L3">
        <text:list-item>
          <text:p text:style-name="P3">Uses <text:span text:style-name="Strong_20_Emphasis">InceptionV3</text:span> pretrained on ImageNet (without final classification layer).</text:p>
        </text:list-item>
        <text:list-item>
          <text:p text:style-name="P3">Extracts 2048-dimensional feature vectors from the penultimate layer.</text:p>
        </text:list-item>
        <text:list-item>
          <text:p text:style-name="P3">Saves features for faster training reuse.</text:p>
        </text:list-item>
      </text:list>
      <text:p text:style-name="Horizontal_20_Line"/>
      <text:h text:style-name="Heading_20_3" text:outline-level="3">5. <text:span text:style-name="Strong_20_Emphasis">Custom Data Generator</text:span></text:h>
      <text:list xml:id="list4152400116" text:style-name="L4">
        <text:list-item>
          <text:p text:style-name="P4">A subclass of <text:span text:style-name="Source_20_Text">tf.keras.utils.Sequence</text:span>.</text:p>
        </text:list-item>
        <text:list-item>
          <text:p text:style-name="P4">Generates batches of:</text:p>
          <text:list>
            <text:list-item>
              <text:p text:style-name="P4"><text:span text:style-name="Source_20_Text">X1</text:span>: image features</text:p>
            </text:list-item>
            <text:list-item>
              <text:p text:style-name="P4"><text:span text:style-name="Source_20_Text">X2</text:span>: partial input sequences</text:p>
            </text:list-item>
            <text:list-item>
              <text:p text:style-name="P4"><text:span text:style-name="Source_20_Text">y</text:span>: next word in the sequence</text:p>
            </text:list-item>
          </text:list>
        </text:list-item>
        <text:list-item>
          <text:p text:style-name="P4">Handles padding and input truncation to a maximum length.</text:p>
        </text:list-item>
      </text:list>
      <text:p text:style-name="Horizontal_20_Line"/>
      <text:h text:style-name="Heading_20_3" text:outline-level="3">6. <text:span text:style-name="Strong_20_Emphasis">Model Architecture</text:span></text:h>
      <text:p text:style-name="Text_20_body">A two-input model:</text:p>
      <text:list xml:id="list1095331546" text:style-name="L5">
        <text:list-item>
          <text:p text:style-name="P5"><text:span text:style-name="Strong_20_Emphasis">Image Path</text:span>: 2048-d vector → Dense → Dropout</text:p>
        </text:list-item>
        <text:list-item>
          <text:p text:style-name="P5"><text:span text:style-name="Strong_20_Emphasis">Text Path</text:span>: Word sequence → Embedding → LSTM → Dropout</text:p>
        </text:list-item>
        <text:list-item>
          <text:p text:style-name="P5">Merge via <text:span text:style-name="Source_20_Text">Add()</text:span> → Dense → Softmax over vocabulary</text:p>
        </text:list-item>
      </text:list>
      <text:p text:style-name="Text_20_body">Loss function: <text:span text:style-name="Source_20_Text">sparse_categorical_crossentropy</text:span><text:line-break/>Optimizer: <text:span text:style-name="Source_20_Text">Adam</text:span></text:p>
      <text:p text:style-name="Horizontal_20_Line"><text:soft-page-break/></text:p>
      <text:h text:style-name="Heading_20_3" text:outline-level="3">7. <text:span text:style-name="Strong_20_Emphasis">Training</text:span></text:h>
      <text:list xml:id="list3099974735" text:style-name="L6">
        <text:list-item>
          <text:p text:style-name="P6"><text:span text:style-name="Source_20_Text">train_model()</text:span> handles model training using the generator.</text:p>
        </text:list-item>
        <text:list-item>
          <text:p text:style-name="P6">Model saved as <text:span text:style-name="Source_20_Text">final_model.h5</text:span>.</text:p>
        </text:list-item>
      </text:list>
      <text:p text:style-name="Horizontal_20_Line"/>
      <text:h text:style-name="Heading_20_3" text:outline-level="3">8. <text:span text:style-name="Strong_20_Emphasis">Inference Pipeline</text:span></text:h>
      <text:list xml:id="list982729459" text:style-name="L7">
        <text:list-item>
          <text:p text:style-name="P7">Loads trained model and tokenizer.</text:p>
        </text:list-item>
        <text:list-item>
          <text:p text:style-name="P7">Encodes test image using InceptionV3.</text:p>
        </text:list-item>
        <text:list-item>
          <text:p text:style-name="P7">Predicts word-by-word until <text:span text:style-name="Source_20_Text">endseq</text:span> or max length is reached.</text:p>
        </text:list-item>
        <text:list-item>
          <text:p text:style-name="P7">Removes repetitive words to enhance caption quality.</text:p>
        </text:list-item>
      </text:list>
      <text:p text:style-name="Horizontal_20_Line"/>
      <text:h text:style-name="Heading_20_3" text:outline-level="3">9. <text:span text:style-name="Strong_20_Emphasis">GUI using Tkinter</text:span></text:h>
      <text:list xml:id="list2602741886" text:style-name="L8">
        <text:list-item>
          <text:p text:style-name="P8">GUI allows image upload.</text:p>
        </text:list-item>
        <text:list-item>
          <text:p text:style-name="P8">Displays uploaded image and generated caption.</text:p>
        </text:list-item>
        <text:list-item>
          <text:p text:style-name="P8">Uses a blurred background image for aesthetic layout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00:34:01.897202170</meta:creation-date>
    <dc:date>2025-05-05T00:34:18.237689946</dc:date>
    <meta:editing-duration>PT17S</meta:editing-duration>
    <meta:editing-cycles>1</meta:editing-cycles>
    <meta:document-statistic meta:table-count="0" meta:image-count="0" meta:object-count="0" meta:page-count="2" meta:paragraph-count="37" meta:word-count="236" meta:character-count="1475" meta:non-whitespace-character-count="1302"/>
    <meta:generator>LibreOffice/7.3.7.2$Linux_X86_64 LibreOffice_project/30$Build-2</meta:generator>
  </office:meta>
</office:document-meta>
</file>